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7.1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40"/>
    <style:style style:name="ce3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table:style-name="ce3" office:value-type="string">
            <text:p>DELTA</text:p>
          </table:table-cell>
          <table:table-cell office:value-type="string">
            <text:p>TYPE</text:p>
          </table:table-cell>
          <table:table-cell office:value-type="string">
            <text:p>DESCR</text:p>
          </table:table-cell>
        </table:table-row>
        <table:table-row table:style-name="ro1">
          <table:table-cell office:value-type="date" office:date-value="2011-10-06">
            <text:p>10/6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style-name="ce3" table:formula="of:=IF([.B2]&gt;[.C2];1+[.C2]-[.B2];[.C2]-[.B2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12">
            <text:p>10/12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3]&gt;[.C3];1+[.C3]-[.B3];[.C3]-[.B3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20">
            <text:p>10/20/11</text:p>
          </table:table-cell>
          <table:table-cell office:value-type="time" office:time-value="PT19H40M00S">
            <text:p>19:40</text:p>
          </table:table-cell>
          <table:table-cell office:value-type="time" office:time-value="PT21H55M00S">
            <text:p>21:55</text:p>
          </table:table-cell>
          <table:table-cell table:formula="of:=IF([.B4]&gt;[.C4];1+[.C4]-[.B4];[.C4]-[.B4])" office:value-type="time" office:time-value="PT02H15M00S">
            <text:p>02:15</text:p>
          </table:table-cell>
          <table:table-cell office:value-type="string">
            <text:p>Dizainas</text:p>
          </table:table-cell>
          <table:table-cell office:value-type="string">
            <text:p>Bazinio UI maketavimas</text:p>
          </table:table-cell>
        </table:table-row>
        <table:table-row table:style-name="ro1">
          <table:table-cell office:value-type="date" office:date-value="2011-10-27">
            <text:p>10/27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5]&gt;[.C5];1+[.C5]-[.B5];[.C5]-[.B5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02">
            <text:p>11/2/11</text:p>
          </table:table-cell>
          <table:table-cell office:value-type="time" office:time-value="PT21H45M00S">
            <text:p>21:45</text:p>
          </table:table-cell>
          <table:table-cell office:value-type="time" office:time-value="PT22H50M00S">
            <text:p>22:50</text:p>
          </table:table-cell>
          <table:table-cell table:formula="of:=IF([.B6]&gt;[.C6];1+[.C6]-[.B6];[.C6]-[.B6])" office:value-type="time" office:time-value="PT01H05M00S">
            <text:p>01:05</text:p>
          </table:table-cell>
          <table:table-cell office:value-type="string">
            <text:p>Dizainas</text:p>
          </table:table-cell>
          <table:table-cell office:value-type="string">
            <text:p>Dizaino koncepto piešimas ir analizė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07H30M00S">
            <text:p>07:30</text:p>
          </table:table-cell>
          <table:table-cell office:value-type="time" office:time-value="PT11H10M00S">
            <text:p>11:10</text:p>
          </table:table-cell>
          <table:table-cell table:formula="of:=IF([.B7]&gt;[.C7];1+[.C7]-[.B7];[.C7]-[.B7])" office:value-type="time" office:time-value="PT03H40M00S">
            <text:p>03:40</text:p>
          </table:table-cell>
          <table:table-cell office:value-type="string">
            <text:p>Dizainas</text:p>
          </table:table-cell>
          <table:table-cell office:value-type="string">
            <text:p>Dizaino maketo darymas su Qt Creator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8]&gt;[.C8];1+[.C8]-[.B8];[.C8]-[.B8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0">
            <text:p>11/10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9]&gt;[.C9];1+[.C9]-[.B9];[.C9]-[.B9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7">
            <text:p>11/17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0]&gt;[.C10];1+[.C10]-[.B10];[.C10]-[.B10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21">
            <text:p>11/21/11</text:p>
          </table:table-cell>
          <table:table-cell office:value-type="time" office:time-value="PT20H35M00S">
            <text:p>20:35</text:p>
          </table:table-cell>
          <table:table-cell office:value-type="time" office:time-value="PT21H45M00S">
            <text:p>21:45</text:p>
          </table:table-cell>
          <table:table-cell table:formula="of:=IF([.B11]&gt;[.C11];1+[.C11]-[.B11];[.C11]-[.B11])" office:value-type="time" office:time-value="PT01H10M00S">
            <text:p>01:10</text:p>
          </table:table-cell>
          <table:table-cell office:value-type="string">
            <text:p>Dizainas</text:p>
          </table:table-cell>
          <table:table-cell office:value-type="string">
            <text:p>Mygtukų ikonėlių paieška, perdarymas ir piešimas</text:p>
          </table:table-cell>
        </table:table-row>
        <table:table-row table:style-name="ro1">
          <table:table-cell office:value-type="date" office:date-value="2011-12-01">
            <text:p>12/1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12]&gt;[.C12];1+[.C12]-[.B12];[.C12]-[.B12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08">
            <text:p>12/8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3]&gt;[.C13];1+[.C13]-[.B13];[.C13]-[.B13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5H25M00S">
            <text:p>15:25</text:p>
          </table:table-cell>
          <table:table-cell office:value-type="time" office:time-value="PT17H40M00S">
            <text:p>17:40</text:p>
          </table:table-cell>
          <table:table-cell table:formula="of:=IF([.B14]&gt;[.C14];1+[.C14]-[.B14];[.C14]-[.B14])" office:value-type="time" office:time-value="PT02H15M00S">
            <text:p>02:15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9H30M00S">
            <text:p>19:30</text:p>
          </table:table-cell>
          <table:table-cell office:value-type="time" office:time-value="PT21H10M00S">
            <text:p>21:10</text:p>
          </table:table-cell>
          <table:table-cell table:formula="of:=IF([.B15]&gt;[.C15];1+[.C15]-[.B15];[.C15]-[.B15])" office:value-type="time" office:time-value="PT01H40M00S">
            <text:p>01:40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3H30M00S">
            <text:p>13:30</text:p>
          </table:table-cell>
          <table:table-cell office:value-type="time" office:time-value="PT15H15M00S">
            <text:p>15:15</text:p>
          </table:table-cell>
          <table:table-cell table:formula="of:=IF([.B16]&gt;[.C16];1+[.C16]-[.B16];[.C16]-[.B16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5H20M00S">
            <text:p>15:20</text:p>
          </table:table-cell>
          <table:table-cell office:value-type="time" office:time-value="PT16H10M00S">
            <text:p>16:10</text:p>
          </table:table-cell>
          <table:table-cell table:formula="of:=IF([.B17]&gt;[.C17];1+[.C17]-[.B17];[.C17]-[.B17])" office:value-type="time" office:time-value="PT00H50M00S">
            <text:p>00:5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  <table:table-row table:style-name="ro1">
          <table:table-cell office:value-type="date" office:date-value="2011-12-16">
            <text:p>12/16/11</text:p>
          </table:table-cell>
          <table:table-cell office:value-type="time" office:time-value="PT14H10M00S">
            <text:p>14:10</text:p>
          </table:table-cell>
          <table:table-cell office:value-type="time" office:time-value="PT16H30M00S">
            <text:p>16:30</text:p>
          </table:table-cell>
          <table:table-cell table:formula="of:=IF([.B18]&gt;[.C18];1+[.C18]-[.B18];[.C18]-[.B18])" office:value-type="time" office:time-value="PT02H20M00S">
            <text:p>02:2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20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dijus </meta:initial-creator>
    <meta:creation-date>2011-12-16T20:17:41</meta:creation-date>
    <dc:date>2011-12-16T20:18:49</dc:date>
    <dc:creator>Egidijus </dc:creator>
    <meta:editing-duration>PT1M8S</meta:editing-duration>
    <meta:editing-cycles>1</meta:editing-cycles>
    <meta:document-statistic meta:table-count="3" meta:cell-count="108" meta:object-count="0"/>
    <meta:generator>LibreOffice/3.4$Unix LibreOffice_project/340m1$Build-402</meta:generator>
  </office:meta>
</office:document-meta>
</file>